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line-height="100%" style:page-number="1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2.0625in" style:use-optimal-column-width="false"/>
    </style:style>
    <style:style style:name="TableColumn5" style:family="table-column">
      <style:table-column-properties style:column-width="4.6041in" style:use-optimal-column-width="false"/>
    </style:style>
    <style:style style:name="Table3" style:family="table">
      <style:table-properties style:width="6.666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1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" style:family="table-cell">
      <style:table-cell-properties fo:border="0.0069in solid #000001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widows="0" fo:orphans="0" fo:line-height="100%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widows="0" fo:orphans="0" fo:line-height="100%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widows="0" fo:orphans="0" fo:line-height="100%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widows="0" fo:orphans="0" fo:line-height="100%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" style:parent-style-name="Standard" style:family="paragraph">
      <style:paragraph-properties fo:widows="0" fo:orphans="0" fo:line-height="100%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widows="0" fo:orphans="0" fo:line-height="100%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widows="0" fo:orphans="0" fo:line-height="100%"/>
    </style:style>
    <style:style style:name="T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widows="0" fo:orphans="0" fo:line-height="100%"/>
    </style:style>
    <style:style style:name="T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widows="0" fo:orphans="0" fo:line-height="100%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widows="0" fo:orphans="0" fo:line-height="100%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Especificação de Casos de Uso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e do caso de uso:</text:p>
          </table:table-cell>
          <table:table-cell table:style-name="TableCell9">
            <text:p text:style-name="P10"><text:span text:style-name="T11">Efetuar busca de menor preço de produto</text:span></text:p>
          </table:table-cell>
        </table:table-row>
        <table:table-row table:style-name="TableRow12">
          <table:table-cell table:style-name="TableCell13">
            <text:p text:style-name="P14">Sumário:</text:p>
          </table:table-cell>
          <table:table-cell table:style-name="TableCell15">
            <text:p text:style-name="P16">Usuários buscam um produto por palavra-chave</text:p>
          </table:table-cell>
        </table:table-row>
        <table:table-row table:style-name="TableRow17">
          <table:table-cell table:style-name="TableCell18">
            <text:p text:style-name="P19">Ator primário:</text:p>
          </table:table-cell>
          <table:table-cell table:style-name="TableCell20">
            <text:p text:style-name="P21">Usuário</text:p>
          </table:table-cell>
        </table:table-row>
        <table:table-row table:style-name="TableRow22">
          <table:table-cell table:style-name="TableCell23">
            <text:p text:style-name="P24">Atores secundários: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é-condições:</text:p>
          </table:table-cell>
          <table:table-cell table:style-name="TableCell30">
            <text:p text:style-name="P31">Usuário tenha acessado o site</text:p>
          </table:table-cell>
        </table:table-row>
        <table:table-row table:style-name="TableRow32">
          <table:table-cell table:style-name="TableCell33">
            <text:p text:style-name="P34">Pós-condições:</text:p>
          </table:table-cell>
          <table:table-cell table:style-name="TableCell35">
            <text:p text:style-name="P36">Lista de produtos retornada</text:p>
          </table:table-cell>
        </table:table-row>
        <table:table-row table:style-name="TableRow37">
          <table:table-cell table:style-name="TableCell38">
            <text:p text:style-name="P39">Fluxo Principal:</text:p>
          </table:table-cell>
          <table:table-cell table:style-name="TableCell40">
            <text:p text:style-name="P41"><text:span text:style-name="T42">1. O<text:s/></text:span><text:span text:style-name="T43">usuário</text:span><text:span text:style-name="T44"><text:s/></text:span><text:span text:style-name="T45">informa a palavra-chave no campo de busca</text:span></text:p>
            <text:p text:style-name="P46"><text:span text:style-name="T47">2.<text:s/></text:span><text:span text:style-name="T48">O usuário clica no botão para buscar</text:span></text:p>
            <text:p text:style-name="P49"><text:span text:style-name="T50">3.<text:s/></text:span><text:span text:style-name="T51">O sistema verifica o campo de busca</text:span></text:p>
            <text:p text:style-name="P52"><text:span text:style-name="T53">4. O sistema<text:s/></text:span><text:span text:style-name="T54">busca (a partir da palavra-chave) produtos correspondentes nos sites das lojas</text:span></text:p>
            <text:p text:style-name="P55"><text:span text:style-name="T56">5. O sistema retorna para o usuário uma lista de produtos com os menores preços de cada loja, correspondente à palavra-chave informada anteriormente</text:span></text:p>
          </table:table-cell>
        </table:table-row>
        <table:table-row table:style-name="TableRow57">
          <table:table-cell table:style-name="TableCell58">
            <text:p text:style-name="P59">Fluxo Alternativo:</text:p>
          </table:table-cell>
          <table:table-cell table:style-name="TableCell60">
            <text:p text:style-name="P61"><text:span text:style-name="T62">3.<text:s/></text:span><text:span text:style-name="T63">O sis</text:span><text:span text:style-name="T64">tema verifica o campo de busca</text:span></text:p>
            <text:p text:style-name="P65"><text:span text:style-name="T66">3.1. O<text:s/></text:span><text:span text:style-name="T67">campo de busca está vazio</text:span></text:p>
            <text:p text:style-name="P68"><text:span text:style-name="T69">3.2.<text:s/></text:span><text:span text:style-name="T70">O sistema retorna mensagem dizendo para informar algo no campo de busca</text:span></text:p>
            <text:p text:style-name="P71">3.3 O sistema redireciona o cursor para o campo de busca</text:p>
          </table:table-cell>
        </table:table-row>
        <table:table-row table:style-name="TableRow72">
          <table:table-cell table:style-name="TableCell73">
            <text:p text:style-name="P74">Restrições/Validações:</text:p>
          </table:table-cell>
          <table:table-cell table:style-name="TableCell75">
            <text:p text:style-name="P76"><text:span text:style-name="T77">1. O cliente deve informar<text:s/></text:span><text:span text:style-name="T78">uma pal</text:span><text:span text:style-name="T79">avra-chave no campo de busca</text:span><text:span text:style-name="T80">.</text:span></text:p>
          </table:table-cell>
        </table:table-row>
        <table:table-row table:style-name="TableRow81">
          <table:table-cell table:style-name="TableCell82">
            <text:p text:style-name="P83">Regras de negócio:</text:p>
          </table:table-cell>
          <table:table-cell table:style-name="TableCell84">
            <text:p text:style-name="P85">Nenhuma</text:p>
          </table:table-cell>
        </table:table-row>
        <table:table-row table:style-name="TableRow86">
          <table:table-cell table:style-name="TableCell87">
            <text:p text:style-name="P88">Requisitos não funcionais:</text:p>
          </table:table-cell>
          <table:table-cell table:style-name="TableCell89">
            <text:p text:style-name="P90">Segurança dos dados</text:p>
          </table:table-cell>
        </table:table-row>
        <table:table-row table:style-name="TableRow91">
          <table:table-cell table:style-name="TableCell92">
            <text:p text:style-name="P93">Autor(es):</text:p>
          </table:table-cell>
          <table:table-cell table:style-name="TableCell94">
            <text:p text:style-name="P95">Daniel e Guilherme</text:p>
          </table:table-cell>
        </table:table-row>
        <table:table-row table:style-name="TableRow96">
          <table:table-cell table:style-name="TableCell97">
            <text:p text:style-name="P98">Data:</text:p>
          </table:table-cell>
          <table:table-cell table:style-name="TableCell99">
            <text:p text:style-name="P100">05/07/2018</text:p>
          </table:table-cell>
        </table:table-row>
      </table:table>
      <text:p text:style-name="P101"/>
      <text:p text:style-name="P102"><text:bookmark-start text:name="_gjdgxs"/><text:bookmark-end text:name="_gjdgxs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18-07-05T04:11:00Z</meta:creation-date>
    <dc:date>2018-07-10T20:51:00Z</dc:date>
    <meta:template xlink:href="Normal" xlink:type="simple"/>
    <meta:editing-cycles>10</meta:editing-cycles>
    <meta:editing-duration>PT1140S</meta:editing-duration>
    <meta:document-statistic meta:page-count="1" meta:paragraph-count="2" meta:word-count="174" meta:character-count="1117" meta:row-count="7" meta:non-whitespace-character-count="945"/>
  </office:meta>
</office:document-meta>
</file>